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tificationBroker.handleGetResourceProperty( QName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getResourceProperty( @ WebParam ( partName = "GetResourcePropertyRequest" , name = "GetResourceProperty" , targetNamespace = "http://docs.oasis-open.org/wsrf/rp-2" ) javax . xml . namespace . QName getResourceProperty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getCurrentMessage( @ WebParam ( name = "GetCurrentMessage" , targetNamespace = "http://docs.oasis-open.org/wsn/b-1" , partName = "GetCurrentMessageRequest" ) GetCurrentMessage getCurrentMessag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otificationBroker.notify( @ WebParam ( name = "Notify" , targetNamespace = "http://docs.oasis-open.org/wsn/b-1" , partName = "Notify" ) Notify not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handleRegisterPublisher( RegisterPublisher registerPublisherRequest , EndpointManager 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NotificationBroker.unsubscribe(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otificationBroker.subscribe( @ WebParam ( name = "Subscribe" , targetNamespace = "http://docs.oasis-open.org/wsn/b-1" , partName = "SubscribeRequest" ) Subscribe subscrib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crea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icationBroker.getPublisher( W3CEndpointReference producerRefer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otificationBrok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otificationBroker.AbstractNotificationBrok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otificationBroker.handleSubscribe( Subscribe subscribeRequest , EndpointManager 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NotificationBroker.registerPublisher( @ WebParam ( name = "RegisterPublisher" , targetNamespace = "http://docs.oasis-open.org/wsn/br-1" , partName = "RegisterPublisherRequest" ) RegisterPublisher registerPublisher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tificationBroker.handleNotify( Notify notif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